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steps="32767" table:maximum-difference="0.0001"/>
      </table:calculation-settings>
      <table:table table:name="Feuille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=</text:p>
          </table:table-cell>
          <table:table-cell table:formula="of:=(680+7*[.B3])*(2/3)" office:value-type="float" office:value="965.839145197187" calcext:value-type="float">
            <text:p>965,839145197187</text:p>
          </table:table-cell>
        </table:table-row>
        <table:table-row table:style-name="ro1">
          <table:table-cell office:value-type="string" calcext:value-type="string">
            <text:p>Y=</text:p>
          </table:table-cell>
          <table:table-cell table:formula="of:=(330-COS(2*PI()*[.B2]))/3" office:value-type="float" office:value="109.822673970826" calcext:value-type="float">
            <text:p>109,82267397082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formula="of:=COS(2*PI()*[.B2])+3*[.B3]" office:value-type="float" office:value="329.999306213194" calcext:value-type="float">
            <text:p>329,99930621319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3/2*[.B2]-7*[.B3]" office:value-type="float" office:value="680" calcext:value-type="float">
            <text:p>680</text:p>
          </table:table-cell>
        </table:table-row>
      </table:table>
      <table:named-expressions>
        <table:named-range table:name="valX" table:base-cell-address="$Feuille1.$B$2" table:cell-range-address="$Feuille1.$B$2"/>
        <table:named-range table:name="valY" table:base-cell-address="$Feuille1.$B$3" table:cell-range-address="$Feuille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15:28:02.570733545</meta:creation-date>
    <dc:date>2020-11-25T15:51:20.843594968</dc:date>
    <meta:editing-duration>PT13M8S</meta:editing-duration>
    <meta:editing-cycles>1</meta:editing-cycles>
    <meta:document-statistic meta:table-count="1" meta:cell-count="6" meta:object-count="0"/>
    <meta:generator>LibreOffice/6.1.5.2$Linux_X86_64 LibreOffice_project/10$Build-2</meta:generator>
  </office:meta>
</office:document-meta>
</file>